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KaartenTable1" style:family="table">
      <style:table-properties style:width="6.6903in" table:align="left" style:shadow="none"/>
    </style:style>
    <style:style style:name="KaartenTable1.A" style:family="table-column">
      <style:table-column-properties style:column-width="3.8104in"/>
    </style:style>
    <style:style style:name="KaartenTable1.B" style:family="table-column">
      <style:table-column-properties style:column-width="0.625in"/>
    </style:style>
    <style:style style:name="KaartenTable1.C" style:family="table-column">
      <style:table-column-properties style:column-width="0.7493in"/>
    </style:style>
    <style:style style:name="KaartenTable1.D" style:family="table-column">
      <style:table-column-properties style:column-width="0.8125in"/>
    </style:style>
    <style:style style:name="KaartenTable1.E" style:family="table-column">
      <style:table-column-properties style:column-width="0.6931in"/>
    </style:style>
    <style:style style:name="Kaarten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KaartenTable1.E1" style:family="table-cell">
      <style:table-cell-properties fo:padding="0.0382in" fo:border="0.05pt solid #000000"/>
    </style:style>
    <style:style style:name="KaartenTable1.A2" style:family="table-cell">
      <style:table-cell-properties fo:padding="0.0382in" fo:border-left="0.05pt solid #000000" fo:border-right="none" fo:border-top="none" fo:border-bottom="0.05pt solid #000000"/>
    </style:style>
    <style:style style:name="Kaarten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Kaarten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1b3" officeooo:paragraph-rsid="000ef1b3"/>
    </style:style>
    <style:style style:name="P2" style:family="paragraph" style:parent-style-name="Standard">
      <style:text-properties officeooo:rsid="00106b84" officeooo:paragraph-rsid="00106b84"/>
    </style:style>
    <style:style style:name="P3" style:family="paragraph" style:parent-style-name="Standard">
      <style:text-properties fo:font-size="18pt" fo:font-weight="bold" officeooo:rsid="000ef1b3" officeooo:paragraph-rsid="000ef1b3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12c718"/>
    </style:style>
    <style:style style:name="P5" style:family="paragraph" style:parent-style-name="Table_20_Contents">
      <style:text-properties officeooo:rsid="000ef1b3" officeooo:paragraph-rsid="000ef1b3"/>
    </style:style>
    <style:style style:name="P6" style:family="paragraph" style:parent-style-name="Table_20_Contents">
      <style:paragraph-properties fo:text-align="center" style:justify-single-word="false"/>
      <style:text-properties officeooo:rsid="000ef1b3" officeooo:paragraph-rsid="000ef1b3"/>
    </style:style>
    <style:style style:name="P7" style:family="paragraph" style:parent-style-name="Table_20_Contents">
      <style:text-properties officeooo:rsid="000ef1b3" officeooo:paragraph-rsid="0012c718"/>
    </style:style>
    <style:style style:name="P8" style:family="paragraph" style:parent-style-name="Table_20_Contents">
      <style:text-properties officeooo:rsid="00106b84" officeooo:paragraph-rsid="00106b84"/>
    </style:style>
    <style:style style:name="P9" style:family="paragraph" style:parent-style-name="Table_20_Contents">
      <style:paragraph-properties fo:text-align="center" style:justify-single-word="false"/>
      <style:text-properties officeooo:rsid="00106b84" officeooo:paragraph-rsid="00106b84"/>
    </style:style>
    <style:style style:name="P10" style:family="paragraph" style:parent-style-name="Table_20_Contents">
      <style:paragraph-properties fo:text-align="center" style:justify-single-word="false"/>
      <style:text-properties officeooo:rsid="00106b84" officeooo:paragraph-rsid="00114304"/>
    </style:style>
    <style:style style:name="P11" style:family="paragraph" style:parent-style-name="Table_20_Contents">
      <style:text-properties officeooo:rsid="00106b84" officeooo:paragraph-rsid="0012c718"/>
    </style:style>
    <style:style style:name="P12" style:family="paragraph" style:parent-style-name="Table_20_Contents">
      <style:text-properties officeooo:paragraph-rsid="00106b84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officeooo:rsid="00114304" officeooo:paragraph-rsid="00114304"/>
    </style:style>
    <style:style style:name="P15" style:family="paragraph" style:parent-style-name="Table_20_Contents">
      <style:paragraph-properties fo:text-align="center" style:justify-single-word="false"/>
      <style:text-properties officeooo:rsid="00114304" officeooo:paragraph-rsid="00114304"/>
    </style:style>
    <style:style style:name="P16" style:family="paragraph" style:parent-style-name="Table_20_Contents">
      <style:paragraph-properties fo:text-align="center" style:justify-single-word="false"/>
      <style:text-properties officeooo:rsid="00114304" officeooo:paragraph-rsid="0012c718"/>
    </style:style>
    <style:style style:name="P17" style:family="paragraph" style:parent-style-name="Table_20_Contents">
      <style:text-properties officeooo:paragraph-rsid="00114304"/>
    </style:style>
    <style:style style:name="P18" style:family="paragraph" style:parent-style-name="Table_20_Contents">
      <style:text-properties fo:font-size="7pt" officeooo:rsid="00114304" officeooo:paragraph-rsid="00114304" style:font-size-asian="7pt" style:font-size-complex="7pt"/>
    </style:style>
    <style:style style:name="T1" style:family="text">
      <style:text-properties officeooo:rsid="00106b8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14304"/>
    </style:style>
    <style:style style:name="T5" style:family="text">
      <style:text-properties fo:font-size="8pt" style:font-size-asian="7pt" style:font-size-complex="8pt"/>
    </style:style>
    <style:style style:name="T6" style:family="text">
      <style:text-properties fo:font-size="7pt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arten voor OpenCPN - Nederland en België.</text:p>
      <text:p text:style-name="P1"/>
      <table:table table:name="KaartenTable1" table:style-name="KaartenTable1">
        <table:table-column table:style-name="KaartenTable1.A"/>
        <table:table-column table:style-name="KaartenTable1.B"/>
        <table:table-column table:style-name="KaartenTable1.C"/>
        <table:table-column table:style-name="KaartenTable1.D"/>
        <table:table-column table:style-name="KaartenTable1.E"/>
        <table:table-row>
          <table:table-cell table:style-name="KaartenTable1.A1" office:value-type="string">
            <text:p text:style-name="Table_20_Contents"/>
          </table:table-cell>
          <table:table-cell table:style-name="KaartenTable1.A1" office:value-type="string">
            <text:p text:style-name="P5">Prijs</text:p>
          </table:table-cell>
          <table:table-cell table:style-name="KaartenTable1.A1" office:value-type="string">
            <text:p text:style-name="P6">Linux</text:p>
          </table:table-cell>
          <table:table-cell table:style-name="KaartenTable1.A1" office:value-type="string">
            <text:p text:style-name="P6">Windows</text:p>
          </table:table-cell>
          <table:table-cell table:style-name="KaartenTable1.E1" office:value-type="string">
            <text:p text:style-name="P6">Mac</text:p>
          </table:table-cell>
        </table:table-row>
        <table:table-row>
          <table:table-cell table:style-name="KaartenTable1.A2" office:value-type="string">
            <text:p text:style-name="P5">RWS inland-ENC’s <text:a xlink:type="simple" xlink:href="https://vaarweginformatie.nl/frp/main/#/page/infra_enc" text:style-name="Internet_20_link" text:visited-style-name="Visited_20_Internet_20_Link">https://vaarweginformatie.nl/frp/main/#/page/infra_enc</text:a></text:p>
          </table:table-cell>
          <table:table-cell table:style-name="KaartenTable1.B2" office:value-type="string">
            <text:p text:style-name="P8">gratis</text:p>
          </table:table-cell>
          <table:table-cell table:style-name="KaartenTable1.B2" office:value-type="string">
            <text:p text:style-name="P15">ja</text:p>
          </table:table-cell>
          <table:table-cell table:style-name="KaartenTable1.B2" office:value-type="string">
            <text:p text:style-name="P15">ja</text:p>
          </table:table-cell>
          <table:table-cell table:style-name="KaartenTable1.E2" office:value-type="string">
            <text:p text:style-name="P15">ja</text:p>
          </table:table-cell>
        </table:table-row>
        <table:table-row>
          <table:table-cell table:style-name="KaartenTable1.A2" office:value-type="string">
            <text:p text:style-name="P12"><text:span text:style-name="T1">Open Sea Maps </text:span><text:a xlink:type="simple" xlink:href="https://wiki.openstreetmap.org/wiki/KAP-charts_from_OpenSeaMap" office:name="https://wiki.openstreetmap.org/wiki/KAP-charts_from_OpenSeaMap" text:style-name="Internet_20_link" text:visited-style-name="Visited_20_Internet_20_Link"><text:span text:style-name="T1">https://wiki.openstreetmap.org/wiki/KAP-charts_from_OpenSeaMap</text:span></text:a></text:p>
          </table:table-cell>
          <table:table-cell table:style-name="KaartenTable1.B2" office:value-type="string">
            <text:p text:style-name="P8">gratis</text:p>
          </table:table-cell>
          <table:table-cell table:style-name="KaartenTable1.B2" office:value-type="string">
            <text:p text:style-name="P15">ja</text:p>
          </table:table-cell>
          <table:table-cell table:style-name="KaartenTable1.B2" office:value-type="string">
            <text:p text:style-name="P15">ja</text:p>
          </table:table-cell>
          <table:table-cell table:style-name="KaartenTable1.E2" office:value-type="string">
            <text:p text:style-name="P15">ja</text:p>
          </table:table-cell>
        </table:table-row>
        <table:table-row>
          <table:table-cell table:style-name="KaartenTable1.A2" office:value-type="string">
            <text:p text:style-name="P12"><text:span text:style-name="T1">OeSenc kaarten </text:span><text:a xlink:type="simple" xlink:href="https://o-charts.org/index.html" office:name="https://o-charts.org/index.html" text:style-name="Internet_20_link" text:visited-style-name="Visited_20_Internet_20_Link"><text:span text:style-name="T1">https://o-charts.org/index.html</text:span></text:a></text:p>
          </table:table-cell>
          <table:table-cell table:style-name="KaartenTable1.B2" office:value-type="string">
            <text:p text:style-name="P8">€ 14.75</text:p>
          </table:table-cell>
          <table:table-cell table:style-name="KaartenTable1.B2" office:value-type="string">
            <text:p text:style-name="P9"><text:span text:style-name="T4">ja</text:span><text:span text:style-name="T2">1</text:span></text:p>
          </table:table-cell>
          <table:table-cell table:style-name="KaartenTable1.B2" office:value-type="string">
            <text:p text:style-name="P9"><text:span text:style-name="T4">ja</text:span><text:span text:style-name="T2">1</text:span></text:p>
          </table:table-cell>
          <table:table-cell table:style-name="KaartenTable1.E2" office:value-type="string">
            <text:p text:style-name="P9"><text:span text:style-name="T4">ja</text:span><text:span text:style-name="T2">1</text:span></text:p>
          </table:table-cell>
        </table:table-row>
        <table:table-row>
          <table:table-cell table:style-name="KaartenTable1.A2" office:value-type="string">
            <text:p text:style-name="P17"><text:span text:style-name="T4">NV-Charts </text:span><text:a xlink:type="simple" xlink:href="https://eu.nvcharts.com/en/charts/north-sea" office:name="https://eu.nvcharts.com/en/charts/north-sea" text:style-name="Internet_20_link" text:visited-style-name="Visited_20_Internet_20_Link"><text:span text:style-name="T4">https://eu.nvcharts.com/en/charts/north-sea</text:span></text:a></text:p>
          </table:table-cell>
          <table:table-cell table:style-name="KaartenTable1.B2" office:value-type="string">
            <text:p text:style-name="P14">€ 49.00</text:p>
            <text:p text:style-name="P18">incl papieren kaart</text:p>
          </table:table-cell>
          <table:table-cell table:style-name="KaartenTable1.B2" office:value-type="string">
            <text:p text:style-name="P15">x</text:p>
          </table:table-cell>
          <table:table-cell table:style-name="KaartenTable1.B2" office:value-type="string">
            <text:p text:style-name="P10"><text:span text:style-name="T4">ja</text:span><text:span text:style-name="T2">1</text:span></text:p>
          </table:table-cell>
          <table:table-cell table:style-name="KaartenTable1.E2" office:value-type="string">
            <text:p text:style-name="P15">x</text:p>
          </table:table-cell>
        </table:table-row>
        <table:table-row>
          <table:table-cell table:style-name="KaartenTable1.A2" office:value-type="string">
            <text:p text:style-name="P17"><text:span text:style-name="T4">Datacharter </text:span><text:a xlink:type="simple" xlink:href="https://www.datacharter.info/c-3901398/kaarten-opencpn/" office:name="https://www.datacharter.info/c-3901398/kaarten-opencpn/" text:style-name="Internet_20_link" text:visited-style-name="Visited_20_Internet_20_Link"><text:span text:style-name="T4">https://www.datacharter.info/c-3901398/kaarten-opencpn/</text:span></text:a></text:p>
          </table:table-cell>
          <table:table-cell table:style-name="KaartenTable1.B2" office:value-type="string">
            <text:p text:style-name="P14">Divers</text:p>
          </table:table-cell>
          <table:table-cell table:style-name="KaartenTable1.B2" office:value-type="string">
            <text:p text:style-name="P15">ja</text:p>
          </table:table-cell>
          <table:table-cell table:style-name="KaartenTable1.B2" office:value-type="string">
            <text:p text:style-name="P15">ja</text:p>
          </table:table-cell>
          <table:table-cell table:style-name="KaartenTable1.E2" office:value-type="string">
            <text:p text:style-name="P15">ja</text:p>
          </table:table-cell>
        </table:table-row>
        <table:table-row>
          <table:table-cell table:style-name="KaartenTable1.A2" office:value-type="string">
            <text:p text:style-name="Table_20_Contents"/>
          </table:table-cell>
          <table:table-cell table:style-name="KaartenTable1.B2" office:value-type="string">
            <text:p text:style-name="Table_20_Contents"/>
          </table:table-cell>
          <table:table-cell table:style-name="KaartenTable1.B2" office:value-type="string">
            <text:p text:style-name="P13"/>
          </table:table-cell>
          <table:table-cell table:style-name="KaartenTable1.B2" office:value-type="string">
            <text:p text:style-name="P13"/>
          </table:table-cell>
          <table:table-cell table:style-name="KaartenTable1.E2" office:value-type="string">
            <text:p text:style-name="P13"/>
          </table:table-cell>
        </table:table-row>
      </table:table>
      <text:p text:style-name="P1"/>
      <text:p text:style-name="P2">)<text:span text:style-name="T2">1 </text:span><text:span text:style-name="T3"><text:s/>Met de bijbehorende plug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mits</meta:initial-creator>
    <meta:creation-date>2019-07-06T08:17:41.421786468</meta:creation-date>
    <dc:date>2019-07-06T08:59:21.136798881</dc:date>
    <dc:creator>Dirk Smits</dc:creator>
    <meta:editing-duration>PT7M3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32" meta:word-count="55" meta:character-count="490" meta:non-whitespace-character-count="466"/>
  </office:meta>
</office:document-meta>
</file>